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1" style:family="text">
      <style:text-properties fo:font-style="italic" style:font-style-asian="italic"/>
    </style:style>
    <style:style style:name="T22" style:family="text">
      <style:text-properties style:text-underline-style="none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0.(Semipresencial) Activitats avaluabl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4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7">4. Activitat 01<text:tab/>4</text:span></text:a></text:p>
          <text:p text:style-name="P14"><text:a xlink:type="simple" xlink:href="#_zann5gwj1eoh" text:style-name="Index_20_Link" text:visited-style-name="Index_20_Link"><text:span text:style-name="T17">5. Activitat 02<text:tab/>4</text:span></text:a></text:p>
          <text:p text:style-name="P14"><text:a xlink:type="simple" xlink:href="#_dcq81jwpzeij" text:style-name="Index_20_Link" text:visited-style-name="Index_20_Link"><text:span text:style-name="T17">6. Activitat 03<text:tab/>4</text:span></text:a></text:p>
          <text:p text:style-name="P14"><text:a xlink:type="simple" xlink:href="#_3btsu7pryu3b" text:style-name="Index_20_Link" text:visited-style-name="Index_20_Link"><text:span text:style-name="T17">7. Activitat 04<text:tab/>4</text:span></text:a></text:p>
          <text:p text:style-name="P14"><text:a xlink:type="simple" xlink:href="#_ormqpvxdzzrw" text:style-name="Index_20_Link" text:visited-style-name="Index_20_Link"><text:span text:style-name="T17">8. Activitat 05<text:tab/>4</text:span></text:a></text:p>
          <text:p text:style-name="P14"><text:a xlink:type="simple" xlink:href="#_xu2a7tguu7bo" text:style-name="Index_20_Link" text:visited-style-name="Index_20_Link"><text:span text:style-name="T17">9. Activitat 06<text:tab/>4</text:span></text:a></text:p>
          <text:p text:style-name="P14"><text:a xlink:type="simple" xlink:href="#_hwnh5hv2rboo" text:style-name="Index_20_Link" text:visited-style-name="Index_20_Link"><text:span text:style-name="T17">10. Activitat 07<text:tab/>5</text:span></text:a></text:p>
          <text:p text:style-name="P14"><text:a xlink:type="simple" xlink:href="#_trsp75605b4e" text:style-name="Index_20_Link" text:visited-style-name="Index_20_Link"><text:span text:style-name="T17">11. Activitat 08<text:tab/>5</text:span></text:a></text:p>
        </text:index-body>
      </text:table-of-content>
      <text:p text:style-name="P13"/>
      <text:p text:style-name="P16"/>
      <text:p text:style-name="P17"><text:span text:style-name="T14">UD00. Activitat avaluable 01 (Semipresencial)</text:span></text:p>
      <text:list xml:id="list115030381" text:style-name="WWNum6">
        <text:list-item>
          <text:p text:style-name="P38"><text:bookmark text:name="_dbh0n1vac4c8"/>Data d’entrega</text:p>
        </text:list-item>
      </text:list>
      <text:p text:style-name="Standard"><text:span text:style-name="T10">Data límit d'entrega: </text:span><text:span text:style-name="T19">Dilluns 28 d’octu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40001827328917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4242199395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<text:soft-page-break/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4192658237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40001790814664" text:continue-list="list140001827328917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0">La còpia es castiga amb el suspens del mòdul complet.</text:span></text:p>
      <text:p text:style-name="P1"/>
      <text:list xml:id="list140003042558462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46468205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140003046253787" text:continue-list="list140003042558462" text:style-name="WWNum6">
        <text:list-item>
          <text:p text:style-name="P38"><text:bookmark text:name="_zann5gwj1eoh"/>Activitat 02</text:p>
        </text:list-item>
      </text:list>
      <text:p text:style-name="Standard">En Python 3 els tipus simples passen per valor i els compostos per referència.</text:p>
      <text:p text:style-name="Standard">Crea un exemple amb 3 funcions que:</text:p>
      <text:list xml:id="list1305296672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<text:soft-page-break/>Reva una llista i torne una còpia de la llista mateixa llista (referència) doblant els valors de tots els elements. La llista original no hi ha de modificar-se.</text:p>
        </text:list-item>
      </text:list>
      <text:list xml:id="list140002557666222" text:continue-list="list140003046253787" text:style-name="WWNum6">
        <text:list-item>
          <text:p text:style-name="P38"><text:bookmark text:name="_dcq81jwpzeij"/>Activitat 03</text:p>
        </text:list-item>
      </text:list>
      <text:p text:style-name="Standard">Partint d’un context en què volem emmagatzemar un usuari i la seua contrasenya. <text:s/>Fes un exemple que explica com es faria:</text:p>
      <text:list xml:id="list1402669627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3">https://recursospython.com/guias-y-manuales/hashlib-md5-sha/</text:span></text:a> ). L’exemple ha d’omplir la llista amb 5 usuaris/contrasenya i fer dues consultes.</text:p>
      <text:list xml:id="list140002560206505" text:continue-list="list140002557666222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140003412485280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-hi el cas de què el nombre de paràmetres no siga definit.</text:p>
      <text:list xml:id="list140001758191123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3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1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list xml:id="list140003039237789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1590754518" text:style-name="WWNum5">
        <text:list-item>
          <text:p text:style-name="P26">Cada “matrí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list xml:id="list140002364558787" text:continue-list="list140003039237789" text:style-name="WWNum6">
        <text:list-item>
          <text:p text:style-name="P38"><text:bookmark text:name="_trsp75605b4e"/>Activitat 08</text:p>
        </text:list-item>
      </text:list>
      <text:p text:style-name="Standard">Resol 15 problemes de Python de la pàgina web <text:a xlink:type="simple" xlink:href="https://www.codewars.com/" text:style-name="ListLabel_20_55" text:visited-style-name="ListLabel_20_55"><text:span text:style-name="T23">https://www.codewars.com/</text:span></text:a>. Els problemes poden ser de qualsevol dificultat. Adjunta com a prova de realització el teu compte.</text:p>
      <text:p text:style-name="Standard"><text:soft-page-break/>PD: una vegada fet, aquest compte pots afegir-lo al teu currículu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1</text:span></text:p>
      </style:header>
      <style:footer>
        <text:p text:style-name="MP4"><text:span text:style-name="MT1">Sistemes de gestió empresarial<text:tab/><text:tab/>UD00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7" meta:word-count="1090" meta:character-count="6510" meta:non-whitespace-character-count="5500"/>
    <meta:generator>LibreOfficeDev/6.0.5.2$Linux_X86_64 LibreOffice_project/</meta:generator>
  </office:meta>
</office:document-meta>
</file>